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list-style-name="WWNum5">
      <style:paragraph-properties fo:text-align="start" style:justify-single-word="false" style:writing-mode="lr-tb"/>
      <style:text-properties officeooo:paragraph-rsid="001bb495"/>
    </style:style>
    <style:style style:name="P3" style:family="paragraph" style:parent-style-name="Standard" style:list-style-name="WWNum1">
      <style:paragraph-properties fo:text-align="start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officeooo:paragraph-rsid="001959a9"/>
    </style:style>
    <style:style style:name="P5" style:family="paragraph" style:parent-style-name="Standard">
      <style:paragraph-properties fo:text-align="start" style:justify-single-word="false" style:writing-mode="lr-tb"/>
      <style:text-properties officeooo:paragraph-rsid="001a98b6"/>
    </style:style>
    <style:style style:name="P6" style:family="paragraph" style:parent-style-name="Standard">
      <style:paragraph-properties fo:text-align="start" style:justify-single-word="false" style:writing-mode="lr-tb"/>
      <style:text-properties officeooo:paragraph-rsid="001bb495"/>
    </style:style>
    <style:style style:name="P7" style:family="paragraph" style:parent-style-name="Standard">
      <style:paragraph-properties fo:text-align="start" style:justify-single-word="false" style:writing-mode="lr-tb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fo:font-weight="normal" officeooo:rsid="001959a9" officeooo:paragraph-rsid="001959a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 style:writing-mode="lr-tb"/>
      <style:text-properties fo:font-weight="bold" officeooo:rsid="00153c79" officeooo:paragraph-rsid="00153c79" style:font-weight-asian="bold" style:font-weight-complex="bold"/>
    </style:style>
    <style:style style:name="P11" style:family="paragraph" style:parent-style-name="Standard" style:list-style-name="WWNum1">
      <style:paragraph-properties fo:text-align="start" style:justify-single-word="false" style:writing-mode="lr-tb"/>
      <style:text-properties officeooo:rsid="00167aec" officeooo:paragraph-rsid="00167aec"/>
    </style:style>
    <style:style style:name="P12" style:family="paragraph" style:parent-style-name="Standard" style:list-style-name="WWNum1">
      <style:paragraph-properties fo:text-align="start" style:justify-single-word="false" style:writing-mode="lr-tb"/>
      <style:text-properties officeooo:rsid="00167aec" officeooo:paragraph-rsid="0017644b"/>
    </style:style>
    <style:style style:name="P13" style:family="paragraph" style:parent-style-name="Standard" style:list-style-name="WWNum4">
      <style:paragraph-properties fo:text-align="start" style:justify-single-word="false" style:writing-mode="lr-tb"/>
      <style:text-properties officeooo:rsid="001a98b6" officeooo:paragraph-rsid="001a98b6"/>
    </style:style>
    <style:style style:name="P14" style:family="paragraph" style:parent-style-name="Standard" style:list-style-name="WWNum4">
      <style:paragraph-properties fo:text-align="start" style:justify-single-word="false" style:writing-mode="lr-tb"/>
      <style:text-properties officeooo:rsid="001cb16a" officeooo:paragraph-rsid="001cb16a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3c79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53c79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a98b6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7aec" style:font-weight-asian="normal" style:font-weight-complex="normal"/>
    </style:style>
    <style:style style:name="T9" style:family="text">
      <style:text-properties fo:font-weight="normal" officeooo:rsid="0017644b" style:font-weight-asian="normal" style:font-weight-complex="normal"/>
    </style:style>
    <style:style style:name="T10" style:family="text">
      <style:text-properties fo:font-weight="normal" officeooo:rsid="001a98b6" style:font-weight-asian="normal" style:font-weight-complex="normal"/>
    </style:style>
    <style:style style:name="T11" style:family="text">
      <style:text-properties fo:font-weight="normal" officeooo:rsid="001cb16a" style:font-weight-asian="normal" style:font-weight-complex="normal"/>
    </style:style>
    <style:style style:name="T12" style:family="text">
      <style:text-properties fo:font-weight="normal" officeooo:rsid="001e621b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98b6" style:font-weight-asian="bold" style:font-weight-complex="bold"/>
    </style:style>
    <style:style style:name="T15" style:family="text">
      <style:text-properties fo:font-weight="bold" officeooo:rsid="001e621b" style:font-weight-asian="bold" style:font-weight-complex="bold"/>
    </style:style>
    <style:style style:name="T16" style:family="text">
      <style:text-properties officeooo:rsid="00134f77"/>
    </style:style>
    <style:style style:name="T17" style:family="text">
      <style:text-properties officeooo:rsid="001959a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7">The following s</text:span><text:span text:style-name="T16">hell commands </text:span><text:span text:style-name="T17">can be used </text:span><text:span text:style-name="T16">to </text:span><text:span text:style-name="T17">run the job</text:span> <text:span text:style-name="T17">from a local machine without any setup. <text:s/>It will create a Docker container and </text:span><text:span text:style-name="T16">submit</text:span><text:span text:style-name="T17"> the Spark job within the container.</text:span></text:p>
      <text:list xml:id="list4093458074" text:style-name="L1">
        <text:list-item>
          <text:p text:style-name="P9"># Download my supplied zip file and unzip it</text:p>
        </text:list-item>
        <text:list-item>
          <text:p text:style-name="P9"># Open up terminal/shell and navigate within the unzipped folder</text:p>
        </text:list-item>
        <text:list-item>
          <text:p text:style-name="P10">chmod +x build_and_run.sh</text:p>
        </text:list-item>
      </text:list>
      <text:list text:style-name="WWNum5">
        <text:list-item>
          <text:p text:style-name="P2"><text:span text:style-name="T1">./build_and_run.sh</text:span></text:p>
        </text:list-item>
      </text:list>
      <text:p text:style-name="P6"/>
      <text:p text:style-name="P6">I chose Apache Spark as my data processing engine because it performs quickly and is especially helpful at scaling out for large sets of data (“linearly scalable”). <text:s/>Even if running on a single node, it will perform better than Pandas.</text:p>
      <text:p text:style-name="P7"/>
      <text:p text:style-name="P1"><text:span text:style-name="T5">The PySpark script, </text:span><text:span text:style-name="T2">patient_analysis.py</text:span><text:span text:style-name="T4">,</text:span><text:span text:style-name="T3"> will run and achieve the following:</text:span></text:p>
      <text:list xml:id="list3592757550" text:style-name="WWNum1">
        <text:list-item>
          <text:p text:style-name="P11"><text:span text:style-name="T7">Read in (ingest) the </text:span><text:span text:style-name="T13">100k_synthea_covid19_csv/conditions.csv</text:span><text:span text:style-name="T7"> file </text:span><text:span text:style-name="T10">as a Spark Dataframe </text:span><text:span text:style-name="T7">and dynamically determine column names and data types</text:span></text:p>
        </text:list-item>
        <text:list-item>
          <text:p text:style-name="P3"><text:span text:style-name="T7">Perform appropriate transformations to </text:span><text:span text:style-name="T8">enable analysis of variance (ANOVA) to compare </text:span><text:span text:style-name="T9">the most common</text:span><text:span text:style-name="T8"> symptoms </text:span><text:span text:style-name="T11">for each of the following</text:span><text:span text:style-name="T9"> cohorts</text:span><text:span text:style-name="T8">:</text:span></text:p>
          <text:list>
            <text:list-item>
              <text:p text:style-name="P11"><text:span text:style-name="T13">A</text:span><text:span text:style-name="T7">: </text:span><text:span text:style-name="T9">Covid-19 p</text:span><text:span text:style-name="T7">atients who </text:span><text:span text:style-name="T11">a</text:span><text:span text:style-name="T7"> pregnant</text:span></text:p>
            </text:list-item>
            <text:list-item>
              <text:p text:style-name="P12"><text:span text:style-name="T13">B</text:span><text:span text:style-name="T7">: </text:span><text:span text:style-name="T9">Covid-19 p</text:span><text:span text:style-name="T7">atients who had asthma</text:span></text:p>
            </text:list-item>
            <text:list-item>
              <text:p text:style-name="P12"><text:span text:style-name="T13">C</text:span><text:span text:style-name="T7">: </text:span><text:span text:style-name="T9">Covid-19 p</text:span><text:span text:style-name="T7">atients who were smokers</text:span></text:p>
            </text:list-item>
            <text:list-item>
              <text:p text:style-name="P12"><text:span text:style-name="T13">D</text:span><text:span text:style-name="T7">: </text:span><text:span text:style-name="T9">Covid-19 p</text:span><text:span text:style-name="T7">atients </text:span><text:span text:style-name="T9">who were not pregnant, did not have asthma, and were not smokers</text:span></text:p>
            </text:list-item>
          </text:list>
        </text:list-item>
        <text:list-item>
          <text:p text:style-name="P3"><text:span text:style-name="T7">Write </text:span><text:span text:style-name="T8">to</text:span><text:span text:style-name="T7"> </text:span><text:span text:style-name="T8">TSV file</text:span><text:span text:style-name="T7"> under </text:span><text:span text:style-name="T13">output_data/symptom_comparisons/</text:span></text:p>
        </text:list-item>
      </text:list>
      <text:p text:style-name="P8"/>
      <text:p text:style-name="P5"><text:span text:style-name="T10">In order to interpret the results, please refer to the PDF table, </text:span><text:span text:style-name="T14">results/symptom_comparisons.pdf</text:span><text:span text:style-name="T10">, I created based on the output TSV file.</text:span></text:p>
      <text:list xml:id="list1170661114" text:style-name="WWNum4">
        <text:list-item>
          <text:p text:style-name="P14"><text:span text:style-name="T7">For all </text:span><text:span text:style-name="T12">four </text:span><text:span text:style-name="T7">cohorts, the most frequent symptom to occur after a Covid-19 diagnosis </text:span><text:span text:style-name="T12">was </text:span><text:span text:style-name="T15">Fever</text:span><text:span text:style-name="T12">.</text:span></text:p>
        </text:list-item>
        <text:list-item>
          <text:p text:style-name="P13"><text:span text:style-name="T7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JetBrains Mono" svg:font-family="'JetBrains Mono'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 style:font-pitch="variable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  <style:text-properties style:font-name="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  <style:text-properties style:font-name="OpenSymbol3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  <style:text-properties style:font-name="OpenSymbol3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  <style:text-properties style:font-name="OpenSymbol3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  <style:text-properties style:font-name="OpenSymbol3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3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3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3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3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3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3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3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2:21:16</meta:creation-date>
    <dc:language>en-US</dc:language>
    <dc:date>2023-09-20T15:01:13.129618012</dc:date>
    <meta:editing-cycles>34</meta:editing-cycles>
    <meta:editing-duration>PT3H9M31S</meta:editing-duration>
    <meta:generator>LibreOffice/7.4.3.2$MacOSX_X86_64 LibreOffice_project/1048a8393ae2eeec98dff31b5c133c5f1d08b890</meta:generator>
    <meta:document-statistic meta:table-count="0" meta:image-count="0" meta:object-count="0" meta:page-count="1" meta:paragraph-count="17" meta:word-count="233" meta:character-count="1417" meta:non-whitespace-character-count="1211"/>
    <meta:user-defined meta:name="AppVersion">15.0000</meta:user-defined>
  </office:meta>
</office:document-meta>
</file>